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end" style:justify-single-word="false"/>
    </style:style>
    <style:style style:name="P4" style:family="paragraph" style:parent-style-name="Standard">
      <style:paragraph-properties fo:text-align="center" style:justify-single-word="false"/>
      <style:text-properties officeooo:rsid="057aae1d" officeooo:paragraph-rsid="057aae1d"/>
    </style:style>
    <style:style style:name="P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 style:family="paragraph" style:parent-style-name="Standard">
      <style:paragraph-properties fo:text-align="center" style:justify-single-word="false"/>
      <style:text-properties fo:font-size="22pt" officeooo:rsid="17c3e7dd" officeooo:paragraph-rsid="17c3e7dd" style:font-size-asian="22pt" style:font-size-complex="22pt"/>
    </style:style>
    <style:style style:name="P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1" style:family="paragraph" style:parent-style-name="Standard">
      <style:paragraph-properties fo:text-align="center" style:justify-single-word="false" fo:break-before="page"/>
    </style:style>
    <style:style style:name="P12" style:family="paragraph" style:parent-style-name="Contents_20_1">
      <style:paragraph-properties>
        <style:tab-stops>
          <style:tab-stop style:position="14.801cm" style:type="right" style:leader-style="dotted" style:leader-text="."/>
        </style:tab-stops>
      </style:paragraph-properties>
    </style:style>
    <style:style style:name="P13" style:family="paragraph" style:parent-style-name="Contents_20_2">
      <style:paragraph-properties>
        <style:tab-stops>
          <style:tab-stop style:position="14.801cm" style:type="right" style:leader-style="dotted" style:leader-text="."/>
        </style:tab-stops>
      </style:paragraph-properties>
    </style:style>
    <style:style style:name="P14" style:family="paragraph" style:parent-style-name="Example_20_Header">
      <style:text-properties style:text-line-through-style="none" style:text-line-through-type="none" style:text-underline-style="none" officeooo:rsid="002eb51a" officeooo:paragraph-rsid="0ce95318"/>
    </style:style>
    <style:style style:name="P15" style:family="paragraph" style:parent-style-name="Text_20_body" style:master-page-name="Standard">
      <style:paragraph-properties fo:text-align="end" style:justify-single-word="false" style:page-number="auto"/>
    </style:style>
    <style:style style:name="P16" style:family="paragraph" style:parent-style-name="Text_20_body" style:list-style-name="L1">
      <style:text-properties officeooo:rsid="17d345ff" officeooo:paragraph-rsid="17d345ff"/>
    </style:style>
    <style:style style:name="P17" style:family="paragraph" style:parent-style-name="Text_20_body" style:list-style-name="L2"/>
    <style:style style:name="P18" style:family="paragraph" style:parent-style-name="Text_20_body" style:list-style-name="L2">
      <style:text-properties officeooo:rsid="17d35810" officeooo:paragraph-rsid="17d35810"/>
    </style:style>
    <style:style style:name="P19" style:family="paragraph" style:parent-style-name="Text_20_body" style:list-style-name="L2">
      <style:text-properties officeooo:rsid="17c3fa16" officeooo:paragraph-rsid="17c3fa16"/>
    </style:style>
    <style:style style:name="P20" style:family="paragraph" style:parent-style-name="Text_20_body" style:list-style-name="L2">
      <style:text-properties officeooo:rsid="17c56b4d" officeooo:paragraph-rsid="17c56b4d"/>
    </style:style>
    <style:style style:name="P21" style:family="paragraph" style:parent-style-name="Text_20_body" style:list-style-name="L2">
      <style:text-properties officeooo:rsid="17ca5531" officeooo:paragraph-rsid="17ca5531"/>
    </style:style>
    <style:style style:name="P22" style:family="paragraph" style:parent-style-name="Text_20_body" style:list-style-name="L2">
      <style:text-properties officeooo:rsid="17cc535d" officeooo:paragraph-rsid="17cc535d"/>
    </style:style>
    <style:style style:name="P23" style:family="paragraph" style:parent-style-name="Text_20_body" style:list-style-name="L2">
      <style:text-properties officeooo:rsid="17ced427" officeooo:paragraph-rsid="17ced427"/>
    </style:style>
    <style:style style:name="P24" style:family="paragraph" style:parent-style-name="Text_20_body" style:list-style-name="L2">
      <style:text-properties officeooo:rsid="17ced62a" officeooo:paragraph-rsid="17ced62a"/>
    </style:style>
    <style:style style:name="P25" style:family="paragraph" style:parent-style-name="Text_20_body" style:list-style-name="L3">
      <style:text-properties officeooo:rsid="17d3d191" officeooo:paragraph-rsid="17d3d191"/>
    </style:style>
    <style:style style:name="P26" style:family="paragraph" style:parent-style-name="Text_20_body">
      <style:text-properties officeooo:rsid="17d5aedb" officeooo:paragraph-rsid="17d5aedb"/>
    </style:style>
    <style:style style:name="P27" style:family="paragraph" style:parent-style-name="Text_20_body">
      <style:text-properties officeooo:rsid="17d6c13c" officeooo:paragraph-rsid="17d6c13c"/>
    </style:style>
    <style:style style:name="P28" style:family="paragraph" style:parent-style-name="Text_20_body" style:list-style-name="L7">
      <style:text-properties officeooo:rsid="17d88bbd" officeooo:paragraph-rsid="17d88bbd"/>
    </style:style>
    <style:style style:name="P29" style:family="paragraph" style:parent-style-name="Text_20_body">
      <style:text-properties officeooo:rsid="17d9bd70" officeooo:paragraph-rsid="17d9bd70"/>
    </style:style>
    <style:style style:name="P30" style:family="paragraph" style:parent-style-name="Text_20_body">
      <style:text-properties officeooo:rsid="17dbe8e1" officeooo:paragraph-rsid="17dbe8e1"/>
    </style:style>
    <style:style style:name="P31" style:family="paragraph" style:parent-style-name="Text_20_body" style:list-style-name="L8">
      <style:text-properties officeooo:rsid="17df8a1c" officeooo:paragraph-rsid="17df8a1c"/>
    </style:style>
    <style:style style:name="P32" style:family="paragraph" style:parent-style-name="Text_20_body">
      <style:text-properties officeooo:rsid="17e1756c" officeooo:paragraph-rsid="17e1756c"/>
    </style:style>
    <style:style style:name="P33" style:family="paragraph" style:parent-style-name="Text_20_body" style:list-style-name="L9">
      <style:text-properties officeooo:rsid="17e25211" officeooo:paragraph-rsid="17e25211"/>
    </style:style>
    <style:style style:name="P34" style:family="paragraph" style:parent-style-name="Text_20_body">
      <style:text-properties officeooo:rsid="17e389c6" officeooo:paragraph-rsid="17e389c6"/>
    </style:style>
    <style:style style:name="P35" style:family="paragraph" style:parent-style-name="Text_20_body">
      <style:text-properties officeooo:rsid="17e68eae" officeooo:paragraph-rsid="17e68eae"/>
    </style:style>
    <style:style style:name="P36" style:family="paragraph" style:parent-style-name="Text_20_body">
      <style:text-properties officeooo:rsid="17e87688" officeooo:paragraph-rsid="17e87688"/>
    </style:style>
    <style:style style:name="P37" style:family="paragraph" style:parent-style-name="Text_20_body" style:list-style-name="L10">
      <style:text-properties officeooo:rsid="17e977be" officeooo:paragraph-rsid="17e977be"/>
    </style:style>
    <style:style style:name="P38" style:family="paragraph" style:parent-style-name="Text_20_body">
      <style:text-properties officeooo:rsid="17e977be" officeooo:paragraph-rsid="17e977be"/>
    </style:style>
    <style:style style:name="P39" style:family="paragraph" style:parent-style-name="Text_20_body">
      <style:text-properties officeooo:rsid="17e9acec" officeooo:paragraph-rsid="17e9acec"/>
    </style:style>
    <style:style style:name="P40" style:family="paragraph" style:parent-style-name="Text_20_body" style:list-style-name="L11">
      <style:text-properties officeooo:rsid="17e9acec" officeooo:paragraph-rsid="17e9acec"/>
    </style:style>
    <style:style style:name="P41" style:family="paragraph" style:parent-style-name="Text_20_body">
      <style:text-properties officeooo:rsid="17edf83b" officeooo:paragraph-rsid="17edf83b"/>
    </style:style>
    <style:style style:name="P42" style:family="paragraph" style:parent-style-name="Text_20_body" style:list-style-name="L10">
      <style:text-properties officeooo:rsid="17ee940e" officeooo:paragraph-rsid="17ee940e"/>
    </style:style>
    <style:style style:name="P43" style:family="paragraph" style:parent-style-name="Example" style:list-style-name="L4"/>
    <style:style style:name="P44" style:family="paragraph" style:parent-style-name="Example" style:list-style-name="L6"/>
    <style:style style:name="P45" style:family="paragraph" style:parent-style-name="Heading_20_1">
      <style:text-properties officeooo:rsid="17c3e7dd" officeooo:paragraph-rsid="17c3e7dd"/>
    </style:style>
    <style:style style:name="P46" style:family="paragraph" style:parent-style-name="Heading_20_1">
      <style:paragraph-properties fo:break-before="page"/>
      <style:text-properties officeooo:rsid="17d345ff" officeooo:paragraph-rsid="17d345ff"/>
    </style:style>
    <style:style style:name="T1" style:family="text">
      <style:text-properties fo:font-style="italic" style:font-style-asian="italic" style:font-style-complex="italic"/>
    </style:style>
    <style:style style:name="T2" style:family="text">
      <style:text-properties fo:font-style="italic" officeooo:rsid="17d19afc" style:font-style-asian="italic" style:font-style-complex="italic"/>
    </style:style>
    <style:style style:name="T3" style:family="text">
      <style:text-properties officeooo:rsid="17cacb76"/>
    </style:style>
    <style:style style:name="T4" style:family="text">
      <style:text-properties officeooo:rsid="17cc9646"/>
    </style:style>
    <style:style style:name="T5" style:family="text">
      <style:text-properties officeooo:rsid="17d054f1"/>
    </style:style>
    <style:style style:name="T6" style:family="text">
      <style:text-properties fo:language="cs" fo:country="CZ"/>
    </style:style>
    <style:style style:name="T7" style:family="text">
      <style:text-properties fo:language="cs" fo:country="CZ" officeooo:rsid="1a1cdfe0"/>
    </style:style>
    <style:style style:name="T8" style:family="text">
      <style:text-properties fo:color="#6482ff" fo:language="cs" fo:country="CZ" officeooo:rsid="1a1cdfe0"/>
    </style:style>
    <style:style style:name="T9" style:family="text">
      <style:text-properties fo:font-style="normal" style:font-style-asian="normal" style:font-style-complex="normal"/>
    </style:style>
    <style:style style:name="T10" style:family="text">
      <style:text-properties fo:font-style="normal" officeooo:rsid="1df2b67e" style:font-style-asian="normal" style:font-style-complex="normal"/>
    </style:style>
    <style:style style:name="T11" style:family="text">
      <style:text-properties fo:font-style="normal" officeooo:rsid="17d5c6fb" style:font-style-asian="normal" style:font-style-complex="normal"/>
    </style:style>
    <style:style style:name="T12" style:family="text">
      <style:text-properties fo:font-style="normal" officeooo:rsid="17d8553d" style:font-style-asian="normal" style:font-style-complex="normal"/>
    </style:style>
    <style:style style:name="T13" style:family="text">
      <style:text-properties fo:font-style="normal" officeooo:rsid="17d88bbd" style:font-style-asian="normal" style:font-style-complex="normal"/>
    </style:style>
    <style:style style:name="T14" style:family="text">
      <style:text-properties fo:font-style="normal" officeooo:rsid="17da4ea2" style:font-style-asian="normal" style:font-style-complex="normal"/>
    </style:style>
    <style:style style:name="T15" style:family="text">
      <style:text-properties fo:font-style="normal" officeooo:rsid="17ddae8a" style:font-style-asian="normal" style:font-style-complex="normal"/>
    </style:style>
    <style:style style:name="T16" style:family="text">
      <style:text-properties fo:font-style="normal" officeooo:rsid="17e3896d" style:font-style-asian="normal" style:font-style-complex="normal"/>
    </style:style>
    <style:style style:name="T17" style:family="text">
      <style:text-properties fo:font-style="normal" officeooo:rsid="17e3ce2e" style:font-style-asian="normal" style:font-style-complex="normal"/>
    </style:style>
    <style:style style:name="T18" style:family="text">
      <style:text-properties fo:font-style="normal" officeooo:rsid="17e4c428" style:font-style-asian="normal" style:font-style-complex="normal"/>
    </style:style>
    <style:style style:name="T19" style:family="text">
      <style:text-properties fo:font-style="normal" officeooo:rsid="17e8fd9f" style:font-style-asian="normal" style:font-style-complex="normal"/>
    </style:style>
    <style:style style:name="T20" style:family="text">
      <style:text-properties fo:font-style="normal" officeooo:rsid="17eac68e" style:font-style-asian="normal" style:font-style-complex="normal"/>
    </style:style>
    <style:style style:name="T21" style:family="text">
      <style:text-properties fo:font-style="normal" officeooo:rsid="17ec1ac1" style:font-style-asian="normal" style:font-style-complex="normal"/>
    </style:style>
    <style:style style:name="T22" style:family="text">
      <style:text-properties fo:font-style="normal" officeooo:rsid="17efadde" style:font-style-asian="normal" style:font-style-complex="normal"/>
    </style:style>
    <style:style style:name="T23" style:family="text">
      <style:text-properties fo:font-style="normal" officeooo:rsid="17f144a4" style:font-style-asian="normal" style:font-style-complex="normal"/>
    </style:style>
    <style:style style:name="T24" style:family="text">
      <style:text-properties fo:font-style="normal" officeooo:rsid="17f250f3" style:font-style-asian="normal" style:font-style-complex="normal"/>
    </style:style>
    <style:style style:name="T25" style:family="text">
      <style:text-properties fo:font-style="normal" officeooo:rsid="17f2a25e" style:font-style-asian="normal" style:font-style-complex="normal"/>
    </style:style>
    <style:style style:name="T26" style:family="text">
      <style:text-properties officeooo:rsid="1df2b67e"/>
    </style:style>
    <style:style style:name="T27" style:family="text">
      <style:text-properties officeooo:rsid="1df5b41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Text_20_body"/>
      <text:p text:style-name="Text_20_body"/>
      <text:p text:style-name="P9">Dakara</text:p>
      <text:p text:style-name="P4"/>
      <text:p text:style-name="P4"/>
      <text:p text:style-name="P10">dungeoncrawl</text:p>
      <text:p text:style-name="P5"/>
      <text:p text:style-name="P5"/>
      <text:p text:style-name="P6">Designová rozhodnutí</text:p>
      <text:p text:style-name="P5"/>
      <text:p text:style-name="P5"/>
      <text:p text:style-name="P5"/>
      <text:p text:style-name="P5"/>
      <text:p text:style-name="P7"/>
      <text:p text:style-name="P7"/>
      <text:p text:style-name="P8"/>
      <text:p text:style-name="P2">Michal Světlý</text:p>
      <text:p text:style-name="P1"/>
      <text:p text:style-name="P1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2"><text:a xlink:type="simple" xlink:href="#__RefHeading___Toc2946_901242990" text:style-name="Internet_20_link" text:visited-style-name="Internet_20_link">TODO:</text:a><text:tab/>4</text:p>
          <text:p text:style-name="P12"><text:a xlink:type="simple" xlink:href="#__RefHeading___Toc1631_1817222415" text:style-name="Internet_20_link" text:visited-style-name="Internet_20_link">Úvod</text:a><text:tab/>5</text:p>
          <text:p text:style-name="P13"><text:a xlink:type="simple" xlink:href="#__RefHeading___Toc1575_1936223890" text:style-name="Internet_20_link" text:visited-style-name="Internet_20_link">Výprava do Divočiny</text:a><text:tab/>5</text:p>
          <text:p text:style-name="P12"><text:a xlink:type="simple" xlink:href="#__RefHeading___Toc2643_120643391" text:style-name="Internet_20_link" text:visited-style-name="Internet_20_link">Tvorba postavy</text:a><text:tab/>7</text:p>
          <text:p text:style-name="P13"><text:a xlink:type="simple" xlink:href="#__RefHeading___Toc2645_120643391" text:style-name="Internet_20_link" text:visited-style-name="Internet_20_link">Povolání</text:a><text:tab/>7</text:p>
          <text:p text:style-name="P13"><text:a xlink:type="simple" xlink:href="#__RefHeading___Toc2691_920690617" text:style-name="Internet_20_link" text:visited-style-name="Internet_20_link">Atributy</text:a><text:tab/>8</text:p>
          <text:p text:style-name="P13"><text:a xlink:type="simple" xlink:href="#__RefHeading___Toc2647_120643391" text:style-name="Internet_20_link" text:visited-style-name="Internet_20_link">Rasa</text:a><text:tab/>8</text:p>
          <text:p text:style-name="P13"><text:a xlink:type="simple" xlink:href="#__RefHeading___Toc1591_1936223890" text:style-name="Internet_20_link" text:visited-style-name="Internet_20_link">Výdrž</text:a><text:tab/>10</text:p>
          <text:p text:style-name="P13"><text:a xlink:type="simple" xlink:href="#__RefHeading___Toc1595_1936223890" text:style-name="Internet_20_link" text:visited-style-name="Internet_20_link">Vybavení</text:a><text:tab/>10</text:p>
          <text:p text:style-name="P13"><text:a xlink:type="simple" xlink:href="#__RefHeading___Toc2651_120643391" text:style-name="Internet_20_link" text:visited-style-name="Internet_20_link">Počáteční hotovost</text:a><text:tab/>11</text:p>
          <text:p text:style-name="P12"><text:a xlink:type="simple" xlink:href="#__RefHeading___Toc2653_120643391" text:style-name="Internet_20_link" text:visited-style-name="Internet_20_link">Jak hrát</text:a><text:tab/>12</text:p>
          <text:p text:style-name="P13"><text:a xlink:type="simple" xlink:href="#__RefHeading___Toc1579_1936223890" text:style-name="Internet_20_link" text:visited-style-name="Internet_20_link">Dialogy</text:a><text:tab/>13</text:p>
          <text:p text:style-name="P13"><text:a xlink:type="simple" xlink:href="#__RefHeading___Toc2655_120643391" text:style-name="Internet_20_link" text:visited-style-name="Internet_20_link">Hod na atribut</text:a><text:tab/>13</text:p>
          <text:p text:style-name="P13"><text:a xlink:type="simple" xlink:href="#__RefHeading___Toc2657_120643391" text:style-name="Internet_20_link" text:visited-style-name="Internet_20_link">Schopnosti podle povolání</text:a><text:tab/>15</text:p>
          <text:p text:style-name="P13"><text:a xlink:type="simple" xlink:href="#__RefHeading___Toc1585_1936223890" text:style-name="Internet_20_link" text:visited-style-name="Internet_20_link">Vybavení</text:a><text:tab/>15</text:p>
          <text:p text:style-name="P13"><text:a xlink:type="simple" xlink:href="#__RefHeading___Toc1587_1936223890" text:style-name="Internet_20_link" text:visited-style-name="Internet_20_link">Náhodný hod</text:a><text:tab/>16</text:p>
          <text:p text:style-name="P12"><text:a xlink:type="simple" xlink:href="#__RefHeading___Toc1599_1936223890" text:style-name="Internet_20_link" text:visited-style-name="Internet_20_link">Boj</text:a><text:tab/>17</text:p>
          <text:p text:style-name="P13"><text:a xlink:type="simple" xlink:href="#__RefHeading___Toc2523_690236890" text:style-name="Internet_20_link" text:visited-style-name="Internet_20_link">Popis situace</text:a><text:tab/>19</text:p>
          <text:p text:style-name="P13"><text:a xlink:type="simple" xlink:href="#__RefHeading___Toc2525_690236890" text:style-name="Internet_20_link" text:visited-style-name="Internet_20_link">Záměry</text:a><text:tab/>20</text:p>
          <text:p text:style-name="P13"><text:a xlink:type="simple" xlink:href="#__RefHeading___Toc2527_690236890" text:style-name="Internet_20_link" text:visited-style-name="Internet_20_link">Vyhodnocení</text:a><text:tab/>20</text:p>
          <text:p text:style-name="P13"><text:a xlink:type="simple" xlink:href="#__RefHeading___Toc4414_445933958" text:style-name="Internet_20_link" text:visited-style-name="Internet_20_link">Bojová a obranná čísla</text:a><text:tab/>25</text:p>
          <text:p text:style-name="P13"><text:a xlink:type="simple" xlink:href="#__RefHeading___Toc2531_690236890" text:style-name="Internet_20_link" text:visited-style-name="Internet_20_link">Parametry zbraní a štítů</text:a><text:tab/>27</text:p>
          <text:p text:style-name="P13"><text:a xlink:type="simple" xlink:href="#__RefHeading___Toc4416_445933958" text:style-name="Internet_20_link" text:visited-style-name="Internet_20_link">Kondice</text:a><text:tab/>28</text:p>
          <text:p text:style-name="P13"><text:a xlink:type="simple" xlink:href="#__RefHeading___Toc4418_445933958" text:style-name="Internet_20_link" text:visited-style-name="Internet_20_link">Boj s nestvůrami</text:a><text:tab/>28</text:p>
          <text:p text:style-name="P13"><text:a xlink:type="simple" xlink:href="#__RefHeading___Toc1607_1936223890" text:style-name="Internet_20_link" text:visited-style-name="Internet_20_link">Jedy</text:a><text:tab/>29</text:p>
          <text:p text:style-name="P13"><text:a xlink:type="simple" xlink:href="#__RefHeading___Toc9078_2234690082" text:style-name="Internet_20_link" text:visited-style-name="Internet_20_link">Zranění pádem</text:a><text:tab/>30</text:p>
          <text:p text:style-name="P12"><text:a xlink:type="simple" xlink:href="#__RefHeading___Toc1609_1936223890" text:style-name="Internet_20_link" text:visited-style-name="Internet_20_link">Zranění, vyřazení a smrt</text:a><text:tab/>31</text:p>
          <text:p text:style-name="P13"><text:a xlink:type="simple" xlink:href="#__RefHeading___Toc4420_445933958" text:style-name="Internet_20_link" text:visited-style-name="Internet_20_link">Vyřazení a bezvědomí</text:a><text:tab/>32</text:p>
          <text:p text:style-name="P13"><text:a xlink:type="simple" xlink:href="#__RefHeading___Toc3092_3000536483" text:style-name="Internet_20_link" text:visited-style-name="Internet_20_link">Okamžitá smrt</text:a><text:tab/>32</text:p>
          <text:p text:style-name="P13"><text:a xlink:type="simple" xlink:href="#__RefHeading___Toc1617_1936223890" text:style-name="Internet_20_link" text:visited-style-name="Internet_20_link">Hod na přežití</text:a><text:tab/>32</text:p>
          <text:p text:style-name="P13"><text:a xlink:type="simple" xlink:href="#__RefHeading___Toc3094_3000536483" text:style-name="Internet_20_link" text:visited-style-name="Internet_20_link">Ošetření zranění</text:a><text:tab/>32</text:p>
          <text:p text:style-name="P13"><text:a xlink:type="simple" xlink:href="#__RefHeading___Toc2693_920690617" text:style-name="Internet_20_link" text:visited-style-name="Internet_20_link">Léčení zranění</text:a><text:tab/>33</text:p>
          <text:p text:style-name="P13"><text:a xlink:type="simple" xlink:href="#__RefHeading___Toc2695_920690617" text:style-name="Internet_20_link" text:visited-style-name="Internet_20_link">Magická léčba</text:a><text:tab/>33</text:p>
          <text:p text:style-name="P12"><text:a xlink:type="simple" xlink:href="#__RefHeading___Toc1631_1936223890" text:style-name="Internet_20_link" text:visited-style-name="Internet_20_link">Pasti</text:a><text:tab/>35</text:p>
          <text:p text:style-name="P13"><text:a xlink:type="simple" xlink:href="#__RefHeading___Toc6147_680752183" text:style-name="Internet_20_link" text:visited-style-name="Internet_20_link">Nápadnost pasti</text:a><text:tab/>35</text:p>
          <text:p text:style-name="P13"><text:a xlink:type="simple" xlink:href="#__RefHeading___Toc1633_1936223890" text:style-name="Internet_20_link" text:visited-style-name="Internet_20_link">Účinek pasti</text:a><text:tab/>36</text:p>
          <text:p text:style-name="P13"><text:a xlink:type="simple" xlink:href="#__RefHeading___Toc1635_1936223890" text:style-name="Internet_20_link" text:visited-style-name="Internet_20_link">Líčení pastí</text:a><text:tab/>36</text:p>
          <text:p text:style-name="P12"><text:a xlink:type="simple" xlink:href="#__RefHeading___Toc6149_680752183" text:style-name="Internet_20_link" text:visited-style-name="Internet_20_link">Magie</text:a><text:tab/>37</text:p>
          <text:p text:style-name="P13"><text:a xlink:type="simple" xlink:href="#__RefHeading___Toc6151_680752183" text:style-name="Internet_20_link" text:visited-style-name="Internet_20_link">Připoutání magického předmětu</text:a><text:tab/>37</text:p>
          <text:p text:style-name="P13"><text:soft-page-break/><text:a xlink:type="simple" xlink:href="#__RefHeading___Toc6153_680752183" text:style-name="Internet_20_link" text:visited-style-name="Internet_20_link">Kouzla</text:a><text:tab/>37</text:p>
          <text:p text:style-name="P13"><text:a xlink:type="simple" xlink:href="#__RefHeading___Toc6155_680752183" text:style-name="Internet_20_link" text:visited-style-name="Internet_20_link">Rituály</text:a><text:tab/>39</text:p>
          <text:p text:style-name="P13"><text:a xlink:type="simple" xlink:href="#__RefHeading___Toc4422_445933958" text:style-name="Internet_20_link" text:visited-style-name="Internet_20_link">Soustředění</text:a><text:tab/>39</text:p>
          <text:p text:style-name="P12"><text:a xlink:type="simple" xlink:href="#__RefHeading___Toc1637_1936223890" text:style-name="Internet_20_link" text:visited-style-name="Internet_20_link">Úroveň a zkušenosti</text:a><text:tab/>40</text:p>
          <text:p text:style-name="P13"><text:a xlink:type="simple" xlink:href="#__RefHeading___Toc1639_1936223890" text:style-name="Internet_20_link" text:visited-style-name="Internet_20_link">Přestup na vyšší úroveň</text:a><text:tab/>40</text:p>
          <text:p text:style-name="P12"><text:a xlink:type="simple" xlink:href="#__RefHeading___Toc3098_3000536483" text:style-name="Internet_20_link" text:visited-style-name="Internet_20_link">Rady pro Pána jeskyně</text:a><text:tab/>41</text:p>
          <text:p text:style-name="P13"><text:a xlink:type="simple" xlink:href="#__RefHeading___Toc3100_3000536483" text:style-name="Internet_20_link" text:visited-style-name="Internet_20_link">Když na něco nejsou pravidla</text:a><text:tab/>41</text:p>
          <text:p text:style-name="P13"><text:a xlink:type="simple" xlink:href="#__RefHeading___Toc3102_3000536483" text:style-name="Internet_20_link" text:visited-style-name="Internet_20_link">Vedení hry</text:a><text:tab/>42</text:p>
          <text:p text:style-name="P13"><text:a xlink:type="simple" xlink:href="#__RefHeading___Toc3104_3000536483" text:style-name="Internet_20_link" text:visited-style-name="Internet_20_link">Hraní za protivníky</text:a><text:tab/>42</text:p>
        </text:index-body>
      </text:table-of-content>
      <text:p text:style-name="P14"/>
      <text:h text:style-name="P46" text:outline-level="1">Dovednosti</text:h>
      <text:list xml:id="list1043895591" text:style-name="L1">
        <text:list-item>
          <text:p text:style-name="P16">Čtení a psaní není třeba řešit vůbec (vyplývá to z názvů povolání a staré jazyky přečtou všechny postavy).</text:p>
        </text:list-item>
        <text:list-item>
          <text:p text:style-name="P16">Plavání není třeba řešit v dungeonech, kde se neplave (takže to nebudu cpát do pravidel).</text:p>
          <text:list>
            <text:list-item>
              <text:p text:style-name="P16">Pak to může být třeba náhodným hodem nebo výběrem (aby se nestalo, že žádná z postav nebude umět plavat).</text:p>
            </text:list-item>
          </text:list>
        </text:list-item>
      </text:list>
      <text:h text:style-name="P45" text:outline-level="1"><text:bookmark-start text:name="__RefHeading___Toc2946_901242990"/>Zranění a léčení<text:bookmark-end text:name="__RefHeading___Toc2946_901242990"/></text:h>
      <text:list xml:id="list3909226419" text:style-name="L2">
        <text:list-item>
          <text:p text:style-name="P18">Od každé složky přidaných zranění (+2kz<text:span text:style-name="T7"> </text:span><text:span text:style-name="T8">bleskem</text:span><text:span text:style-name="T6">)</text:span><text:span text:style-name="T7"> </text:span><text:span text:style-name="T6">se odečítá zbroj proti tomuto druhu zranění, protože kdyby se zbroj odečítala jen jednou, bylo by to pekelně složité počítání. Vážná zranění se taky vyhodnocují zvlášť, protože u fyzického zranění s duševní složkou by nebylo jasné, s čím se to porovnává.</text:span></text:p>
        </text:list-item>
        <text:list-item>
          <text:p text:style-name="P19">Dělení na lehká a těžká zranění a ne na vyčerpání a zranění, protože s vyčerpáním by působilo divně zranění z ohně a kyseliny (leptání ubírá vyčerpání?) a léčení by neléčilo, ale „doplňovalo síly“, což je meh (viz LOTRO).</text:p>
        </text:list-item>
        <text:list-item>
          <text:p text:style-name="P20">Kondice se doplňuje přes noc a ne hned po boji, protože by pak bylo zbytečné veškeré healování mimo boj.</text:p>
          <text:list>
            <text:list-item>
              <text:p text:style-name="P17">Když se hpčka doplňujou přes noc, tak skupina bez healera může pořád fungovat, jen bude postupovat pomaleji (a navíc ne o moc, protože zas bude mít nejspíš víc válečníků, kteří víc vydrží). Přitom ale healera pořád budou chtít, protože to jejich postup dost zrychlí (a drtivá většina skupin mít healera bude, takže to by měl být "základní" mód hry, na který je to nastavené).</text:p>
            </text:list-item>
          </text:list>
        </text:list-item>
        <text:list-item>
          <text:p text:style-name="P21">Léčivé kouzlo použitelné v boji by mělo být v celé hře jen jedno (elfské <text:span text:style-name="T1">uzdrav lehká zranění</text:span>). <text:span text:style-name="T3">Tím je totiž zajištěno, že každá postava může v boji healnout jen jednou (aby se boje moc neprodlužovaly).</text:span></text:p>
          <text:list>
            <text:list-item>
              <text:p text:style-name="P22">Tzn. trpaslická, orcská, goblinská a jiná léčivá magie by měla fugnovat jen mimo boj <text:span text:style-name="T4">(případně to musí být spotřebáky typu váčku s medicínou, který healne a shoří)</text:span>.</text:p>
            </text:list-item>
          </text:list>
        </text:list-item>
        <text:list-item>
          <text:p text:style-name="P23"><text:soft-page-break/><text:span text:style-name="T1">Rituál regenerace</text:span> působí jen jednou za týden, aby měly smysl spotřebáky na léčení vážných zranění a bylo co kupovat (<text:span text:style-name="T1">lek</text:span><text:span text:style-name="T2">t</text:span><text:span text:style-name="T1">var regenerace</text:span>, masti).</text:p>
        </text:list-item>
        <text:list-item>
          <text:p text:style-name="P24"><text:span text:style-name="T1">Uzdrav lehká zranění</text:span> jde na jednu sadu zranění použít jen jednou, <text:span text:style-name="T5">aby mělo smysl i nemagické ošetřování (jinak by šlo po boji čistě tímhle kouzlem všechny dohealovat do full).</text:span></text:p>
        </text:list-item>
      </text:list>
      <text:h text:style-name="Heading_20_1" text:outline-level="1">Boj</text:h>
      <text:list xml:id="list3469296180" text:style-name="L3">
        <text:list-item>
          <text:p text:style-name="P25">Přípravu nechám vždycky bez hodu.</text:p>
          <text:list>
            <text:list-item>
              <text:p text:style-name="P25">S tím, že když se mi v ní někdo snaží zabránit, tak si házím na obranu a mám buď +2 nebo nic.</text:p>
            </text:list-item>
            <text:list-item>
              <text:p text:style-name="P25">Bude to jednodušší na popsání a bude to konzistentnější s pravidlem, že když nikoho neohrožuju, tak si házím jen na obranu.</text:p>
            </text:list-item>
          </text:list>
        </text:list-item>
      </text:list>
      <text:h text:style-name="Heading_20_2" text:outline-level="2">Dostávání se z nevýhody</text:h>
      <text:p text:style-name="Example">Chci, aby se postava musela rozhodovat, jestli někoho praští, nebo mu v něčem zabrání (tasit zbraň, dostat se z nevýhody, proběhnout kolem ní, atd.)</text:p>
      <text:list xml:id="list1870626524" text:style-name="L4">
        <text:list-item>
          <text:p text:style-name="P43">Čili z nevýhody se snažím dostat automaticky a jakmile protivníka přehodím, tak jsem venku a nemusím za to nic platit? (Asi jo – to, že je to obtížnější než útočit bez nevýhody, vyjadřuje už postih).</text:p>
        </text:list-item>
        <text:list-item>
          <text:p text:style-name="P43">Takže: Nechat možnost „zabránit protivníkovi dostat se z nevýhody“, zrušit možnost „dostat se z nevýhody“ (protože to je automatické).</text:p>
        </text:list-item>
      </text:list>
      <text:p text:style-name="Example">Na druhou stranu tohle povede k výsledkům typu „nic se nestalo“ (zabránil jsem ti dostat se z nevýhody, ale nepřehodil jsem tě o tolik, abych udělal i něco dalšího, takže se situace vůbec nezměnila).</text:p>
      <text:p text:style-name="Example"><text:span text:style-name="T26">Další</text:span> možnost:</text:p>
      <text:p text:style-name="Example"><text:span text:style-name="T27">Dokud protivníka ohrožuju na blízko, tak ho automaticky držím v nevýhodě</text:span> (nemusím pálit <text:span text:style-name="T27">úspěchy</text:span> na to, abych mu zabránil se z ní dostat, <text:span text:style-name="T27">naopak on musí pálit úspěchy na to, aby se z ní dostal</text:span>).</text:p>
      <text:list xml:id="list1819103827" text:style-name="L6">
        <text:list-item>
          <text:p text:style-name="P44">Protivník mě musí přehodit a spálit úspěch (ale když mě přehodí o <text:s/>hodně, tak mě navíc k tomu může třeba ještě zranit).</text:p>
          <text:list>
            <text:list-item>
              <text:p text:style-name="P44"><text:soft-page-break/><text:span text:style-name="T10">T</text:span><text:span text:style-name="T9">ohle je změna situace – nikdo sice není zraněn, ale já už nebudu v nevýhodě.</text:span></text:p>
            </text:list-item>
          </text:list>
        </text:list-item>
        <text:list-item>
          <text:p text:style-name="P44"><text:span text:style-name="T10">T</text:span><text:span text:style-name="T9">aky může říct, že se z nevýhody dostávat nebude a naopak dostane do nevýhody mě (oba budeme na zemi).</text:span></text:p>
        </text:list-item>
      </text:list>
      <text:p text:style-name="Example">Takže: Nechat možnost „dostat se z nevýhody“, zrušit možnost „bránit v prolamování nevýhody“</text:p>
      <text:p text:style-name="P26"><text:span text:style-name="T11">D</text:span><text:span text:style-name="T9">ruhou možnost </text:span><text:span text:style-name="T11">vybírám hlavně proto</text:span><text:span text:style-name="T9">, </text:span><text:span text:style-name="T11">že ta první by vedla k častému výsledku, který nezmění situaci (jsi pořád na zemi, nic jsem ti neudělal).</text:span></text:p>
      <text:list xml:id="list1516902753" text:style-name="L8">
        <text:list-item>
          <text:p text:style-name="P31"><text:span text:style-name="T11">T</text:span><text:span text:style-name="T9">ohle je asi vlastnost veškerých protiakcí...</text:span></text:p>
        </text:list-item>
      </text:list>
      <text:p text:style-name="P27"><text:span text:style-name="T11">Hmm, má to ov</text:span><text:span text:style-name="T9">šem problém – když se chci dostat z nevýhody a </text:span><text:span text:style-name="T12">nikdo</text:span><text:span text:style-name="T9"> mě neohrožuje, mělo by to být automatické. </text:span><text:span text:style-name="T13">Přitom si ale pořád házím na úspěch (třeba když na něj útočím) a v možnostech mám „dostat se z nevýhody“.</text:span></text:p>
      <text:list xml:id="list1372260156" text:style-name="L7">
        <text:list-item>
          <text:p text:style-name="P28"><text:span text:style-name="T9">Možná to problém nebude, protože v té době už nejsem v nevýhodě. Jakmile protivník ohlásil, že mě nebude ohrožovat, jsem v klidu.</text:span></text:p>
        </text:list-item>
      </text:list>
      <text:p text:style-name="P29"><text:span text:style-name="T9">Možná by se to ještě dalo celé pojmout jinak:</text:span></text:p>
      <text:p text:style-name="P29"><text:span text:style-name="T9">Protivník musí ohlásit záměr „držím ho v nevýhodě“ (+ na něj třeba útočím nebo whatever). </text:span><text:span text:style-name="T14">A já se mu pak budu snažit zabránit, aby měl v nevýhodě udržel (hmm, </text:span><text:span text:style-name="T15">zní to divně</text:span><text:span text:style-name="T14">).</text:span></text:p>
      <text:p text:style-name="P30"><text:span text:style-name="T14">P</text:span><text:span text:style-name="T9">S: Taky mohou chtít z nevýhody dostat někoho jinýho (třeba tím, že protivníka odstrčím).</text:span></text:p>
      <text:p text:style-name="P32"><text:span text:style-name="T9">Chce to příklad, takže:</text:span></text:p>
      <text:p text:style-name="P32"><text:span text:style-name="T9">1. kolo</text:span></text:p>
      <text:p text:style-name="P32"><text:span text:style-name="T9">Trpaslík přehodil orka o 2. Zatlačí ho do rohu (malá nevýhoda).</text:span></text:p>
      <text:p text:style-name="P32"><text:span text:style-name="T9">2. kolo</text:span></text:p>
      <text:p text:style-name="P32"><text:soft-page-break/><text:span text:style-name="T9">Trpaslík: Držím ho dál v rohu a rubu do něj.<text:line-break/>Ork: Chci prorazit z rohu ven (a možná do trpoše rubnout).</text:span></text:p>
      <text:list xml:id="list2256567253" text:style-name="L9">
        <text:list-item>
          <text:p text:style-name="P33"><text:span text:style-name="T9">Když hodí trpaslík víc, tak by zjevně neměl pálit úspěchy na to, aby orka v rohu udržel. Naopak ho může za úspěch ještě srazit na zem.</text:span></text:p>
        </text:list-item>
        <text:list-item>
          <text:p text:style-name="P33"><text:span text:style-name="T9">Když hodí ork víc, tak by </text:span><text:span text:style-name="T16">nejspíš taky nic pálit neměl? </text:span><text:span text:style-name="T17">(Protože se projeví jeho záměr a ne záměr trpaslíka...)</text:span></text:p>
        </text:list-item>
      </text:list>
      <text:p text:style-name="P34"><text:span text:style-name="T16">I</text:span><text:span text:style-name="T9">DEA: Postih za nevýhodu se nevztahuje na pokusy dostat se z ní (to by šlo použít místo +2 za plnou obranu). </text:span><text:span text:style-name="T18">I když to je asi blbost, když na mě leží obr, tak mi určitě ztěžuje, abych se zpod něj dostal.</text:span></text:p>
      <text:p text:style-name="P34"><text:span text:style-name="T18"/></text:p>
      <text:p text:style-name="P35"><text:span text:style-name="T18">M</text:span><text:span text:style-name="T9">ělo by to asi bejt tak, že můžu udělat víc věcí, ale když mě někdo contestuje, tak na každou věc potřebuju úspěch.</text:span></text:p>
      <text:p text:style-name="P35"><text:span text:style-name="T9">Hmm a to bránění by asi fakt mělo bejt automatický – když protivníka přehodím v contestu, tak mu automaticky zabráním ve všech jeho záměrech (tj. ani mě nezraní, ani se nedostane z nevýhody) a nestojí mě to žádný úspěchy.</text:span></text:p>
      <text:p text:style-name="P36"><text:span text:style-name="T19">Proč za </text:span><text:span text:style-name="T9">„Zastoupím mu cestu“ </text:span><text:span text:style-name="T19">musím dát úspěch a za „držím ho dál v rohu“ ne?</text:span></text:p>
      <text:list xml:id="list3524567110" text:style-name="L10">
        <text:list-item>
          <text:p text:style-name="P37"><text:span text:style-name="T19">M</text:span><text:span text:style-name="T9">ožná je to podobné jako s blokováním úzkého průchodu. Dokud na tobě ležím, nebo tě tisknu ke stěně štítem, ty se musíš snažit.</text:span></text:p>
          <text:list>
            <text:list-item>
              <text:p text:style-name="P42"><text:soft-page-break/><text:span text:style-name="T9">Jo, je to tak. Když už jsem tě do nevýhody dostal (a držím tě v ní), tak to je stejné, jako když blokuju úzký průchod. Ty mě musíš odstrčit, </text:span><text:span text:style-name="T22">srazit na zem, a podobně. Na druhou stranu to ale asi znamená, že z nevýhody se můžu dostat tím, že do nevýhody hodím tebe… </text:span><text:span text:style-name="T23">To bych asi měl explicitně popsat – když tě dám do nevýhody, já se tím z té své nedostanu</text:span><text:span text:style-name="T9">).</text:span></text:p>
            </text:list-item>
          </text:list>
        </text:list-item>
      </text:list>
      <text:p text:style-name="P38"><text:span text:style-name="T9">(Možná to zbytečně komplikuju. „Dostat se z nevýhody“ prostě bude možnost – je to self-explaining).</text:span></text:p>
      <text:p text:style-name="P38"><text:span text:style-name="T9"/></text:p>
      <text:p text:style-name="P39"><text:span text:style-name="T9">Co když na mě ležíš, neohrožuješ mě (třeba taháš lektvar) a já se zpod tebe chci dostat?</text:span></text:p>
      <text:list xml:id="list1403733022" text:style-name="L11">
        <text:list-item>
          <text:p text:style-name="P40"><text:span text:style-name="T9">Pokud tě neohrožuju, uspěju automaticky.</text:span></text:p>
        </text:list-item>
        <text:list-item>
          <text:p text:style-name="P40"><text:span text:style-name="T9">Pokud tě ohrožuju, hodíš si proti mně na obranu – což ovšem znamená, že se mi to nemusí povést. </text:span><text:span text:style-name="T20">Ale zas tě můžu zranit, což je asi ok. </text:span><text:span text:style-name="T21">(Větší smysl pro mě dává tě nezkoušet zranit).</text:span></text:p>
        </text:list-item>
      </text:list>
      <text:p text:style-name="P41"><text:span text:style-name="T21">A</text:span><text:span text:style-name="T9">si by mohl stačit možnost „zablokuju mu přístup“, respektive „srazím ho na zem“, nebo i „chytím ho za ruku“ (to řeší všechny záměry typu „nenechám ho zatáhnout za páku“).</text:span></text:p>
      <text:p text:style-name="P41"><text:span text:style-name="T9"/></text:p>
      <text:p text:style-name="P41"><text:span text:style-name="T9">Zbývá „Nenechám ho promluvit“, „Nenechám ho tasit zbraň/vytáhnout lektvar/whatever“ </text:span><text:span text:style-name="T24">a „Nenechám ho zaútočit“, </text:span><text:span text:style-name="T25">respektive „Budu bránit kámoš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09T16:29:22.595000000</dc:date>
    <meta:print-date>2113-01-01T00:00:00</meta:print-date>
    <meta:editing-cycles>11050</meta:editing-cycles>
    <meta:editing-duration>P33DT8H21M43S</meta:editing-duration>
    <meta:generator>LibreOffice/6.0.5.2$Windows_X86_64 LibreOffice_project/54c8cbb85f300ac59db32fe8a675ff7683cd5a16</meta:generator>
    <dc:creator>York </dc:creator>
    <meta:document-statistic meta:table-count="0" meta:image-count="0" meta:object-count="0" meta:page-count="10" meta:paragraph-count="108" meta:word-count="1350" meta:character-count="7512" meta:non-whitespace-character-count="6289"/>
  </office:meta>
</office:document-meta>
</file>